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23pt" svg:x="56.1pt" svg:y="155.11pt">
            <loext:p draw:notify-on-update-of-ranges="Sheet1.A4:Sheet1.A4 Sheet1.B4:Sheet1.I4 Sheet1.A5:Sheet1.A5 Sheet1.B5:Sheet1.I5 Sheet1.A6:Sheet1.A6 Sheet1.B6:Sheet1.I6 Sheet1.A7:Sheet1.A7 Sheet1.B7:Sheet1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ce1"/>
        <table:table-row table:style-name="ro1" table:number-rows-repeated="3">
          <table:table-cell table:style-name="Default" table:number-columns-repeated="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0.0116432" calcext:value-type="float">
            <text:p>0.0116432</text:p>
          </table:table-cell>
          <table:table-cell table:number-columns-repeated="2" office:value-type="float" office:value="0.0185972" calcext:value-type="float">
            <text:p>0.0185972</text:p>
          </table:table-cell>
          <table:table-cell office:value-type="float" office:value="0.0360388" calcext:value-type="float">
            <text:p>0.0360388</text:p>
          </table:table-cell>
          <table:table-cell office:value-type="float" office:value="0.047618" calcext:value-type="float">
            <text:p>0.047618</text:p>
          </table:table-cell>
          <table:table-cell office:value-type="float" office:value="0.0624328" calcext:value-type="float">
            <text:p>0.0624328</text:p>
          </table:table-cell>
          <table:table-cell office:value-type="float" office:value="0.0836592" calcext:value-type="float">
            <text:p>0.0836592</text:p>
          </table:table-cell>
          <table:table-cell office:value-type="float" office:value="0.098116" calcext:value-type="float">
            <text:p>0.098116</text:p>
          </table:table-cell>
        </table:table-row>
        <table:table-row table:style-name="ro1">
          <table:table-cell office:value-type="string" calcext:value-type="string">
            <text:p>Quadratic</text:p>
          </table:table-cell>
          <table:table-cell office:value-type="float" office:value="0.001483" calcext:value-type="float">
            <text:p>0.001483</text:p>
          </table:table-cell>
          <table:table-cell office:value-type="float" office:value="0.0021698" calcext:value-type="float">
            <text:p>0.0021698</text:p>
          </table:table-cell>
          <table:table-cell office:value-type="float" office:value="0.0025974" calcext:value-type="float">
            <text:p>0.0025974</text:p>
          </table:table-cell>
          <table:table-cell office:value-type="float" office:value="0.0030522" calcext:value-type="float">
            <text:p>0.0030522</text:p>
          </table:table-cell>
          <table:table-cell office:value-type="float" office:value="0.0036902" calcext:value-type="float">
            <text:p>0.0036902</text:p>
          </table:table-cell>
          <table:table-cell office:value-type="float" office:value="0.00415" calcext:value-type="float">
            <text:p>0.00415</text:p>
          </table:table-cell>
          <table:table-cell table:number-columns-repeated="2" office:value-type="float" office:value="0.004844" calcext:value-type="float">
            <text:p>0.004844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float" office:value="0.0012086" calcext:value-type="float">
            <text:p>0.0012086</text:p>
          </table:table-cell>
          <table:table-cell office:value-type="float" office:value="0.0018726" calcext:value-type="float">
            <text:p>0.0018726</text:p>
          </table:table-cell>
          <table:table-cell office:value-type="float" office:value="0.0024852" calcext:value-type="float">
            <text:p>0.0024852</text:p>
          </table:table-cell>
          <table:table-cell office:value-type="float" office:value="0.0029002" calcext:value-type="float">
            <text:p>0.0029002</text:p>
          </table:table-cell>
          <table:table-cell office:value-type="float" office:value="0.0035988" calcext:value-type="float">
            <text:p>0.0035988</text:p>
          </table:table-cell>
          <table:table-cell office:value-type="float" office:value="0.0041764" calcext:value-type="float">
            <text:p>0.0041764</text:p>
          </table:table-cell>
          <table:table-cell office:value-type="float" office:value="0.004949" calcext:value-type="float">
            <text:p>0.004949</text:p>
          </table:table-cell>
          <table:table-cell office:value-type="float" office:value="0.0055806" calcext:value-type="float">
            <text:p>0.00558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9:48:24.651452870</meta:creation-date>
    <dc:date>2017-02-22T19:57:31.961869086</dc:date>
    <meta:editing-duration>PT9M8S</meta:editing-duration>
    <meta:editing-cycles>1</meta:editing-cycles>
    <meta:document-statistic meta:table-count="1" meta:cell-count="35" meta:object-count="1"/>
    <meta:generator>LibreOffice/5.1.6.2.0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5.434cm" svg:y="0.316cm" chart:style-name="ch2">
          <text:p>Average Time vs. Load Factor</text:p>
        </chart:title>
        <chart:legend chart:legend-position="end" svg:x="13.174cm" svg:y="3.705cm" style:legend-expansion="high" chart:style-name="ch3"/>
        <chart:plot-area chart:style-name="ch4" table:cell-range-address="Sheet1.A4:Sheet1.I7" chart:data-source-has-labels="both" svg:x="1.303cm" svg:y="1.196cm" svg:width="11.522cm" svg:height="6.566cm">
          <chartooo:coordinate-region svg:x="2.215cm" svg:y="1.395cm" svg:width="10.37cm" svg:height="5.72cm"/>
          <chart:axis chart:dimension="x" chart:name="primary-x" chart:style-name="ch5" chartooo:axis-type="auto">
            <chartooo:date-scale/>
            <chart:title svg:x="6.147cm" svg:y="7.942cm" chart:style-name="ch6">
              <text:p>Load Factor</text:p>
            </chart:title>
            <chart:categories table:cell-range-address="Sheet1.B4:Sheet1.I4"/>
          </chart:axis>
          <chart:axis chart:dimension="y" chart:name="primary-y" chart:style-name="ch5">
            <chart:title svg:x="0.423cm" svg:y="5.489cm" chart:style-name="ch7">
              <text:p>Average Time</text:p>
            </chart:title>
            <chart:grid chart:style-name="ch8" chart:class="major"/>
          </chart:axis>
          <chart:series chart:style-name="ch9" chart:values-cell-range-address="Sheet1.B5:Sheet1.I5" chart:label-cell-address="Sheet1.A5:Sheet1.A5" chart:class="chart:line">
            <chart:data-point chart:repeated="8"/>
          </chart:series>
          <chart:series chart:style-name="ch10" chart:values-cell-range-address="Sheet1.B6:Sheet1.I6" chart:label-cell-address="Sheet1.A6:Sheet1.A6" chart:class="chart:line">
            <chart:data-point chart:repeated="8"/>
          </chart:series>
          <chart:series chart:style-name="ch11" chart:values-cell-range-address="Sheet1.B7:Sheet1.I7" chart:label-cell-address="Sheet1.A7:Sheet1.A7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.2">
                <text:p>0.2</text:p>
                <draw:g>
                  <svg:desc>Sheet1.B4:Sheet1.I4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Sheet1.A5:Sheet1.A5</svg:desc>
                </draw:g>
              </table:table-cell>
              <table:table-cell office:value-type="float" office:value="0.0116432">
                <text:p>0.0116432</text:p>
                <draw:g>
                  <svg:desc>Sheet1.B5:Sheet1.I5</svg:desc>
                </draw:g>
              </table:table-cell>
              <table:table-cell office:value-type="float" office:value="0.0185972">
                <text:p>0.0185972</text:p>
              </table:table-cell>
              <table:table-cell office:value-type="float" office:value="0.0185972">
                <text:p>0.0185972</text:p>
              </table:table-cell>
              <table:table-cell office:value-type="float" office:value="0.0360388">
                <text:p>0.0360388</text:p>
              </table:table-cell>
              <table:table-cell office:value-type="float" office:value="0.047618">
                <text:p>0.047618</text:p>
              </table:table-cell>
              <table:table-cell office:value-type="float" office:value="0.0624328">
                <text:p>0.0624328</text:p>
              </table:table-cell>
              <table:table-cell office:value-type="float" office:value="0.0836592">
                <text:p>0.0836592</text:p>
              </table:table-cell>
              <table:table-cell office:value-type="float" office:value="0.098116">
                <text:p>0.098116</text:p>
              </table:table-cell>
            </table:table-row>
            <table:table-row>
              <table:table-cell office:value-type="string">
                <text:p>Quadratic</text:p>
                <draw:g>
                  <svg:desc>Sheet1.A6:Sheet1.A6</svg:desc>
                </draw:g>
              </table:table-cell>
              <table:table-cell office:value-type="float" office:value="0.001483">
                <text:p>0.001483</text:p>
                <draw:g>
                  <svg:desc>Sheet1.B6:Sheet1.I6</svg:desc>
                </draw:g>
              </table:table-cell>
              <table:table-cell office:value-type="float" office:value="0.0021698">
                <text:p>0.0021698</text:p>
              </table:table-cell>
              <table:table-cell office:value-type="float" office:value="0.0025974">
                <text:p>0.0025974</text:p>
              </table:table-cell>
              <table:table-cell office:value-type="float" office:value="0.0030522">
                <text:p>0.0030522</text:p>
              </table:table-cell>
              <table:table-cell office:value-type="float" office:value="0.0036902">
                <text:p>0.0036902</text:p>
              </table:table-cell>
              <table:table-cell office:value-type="float" office:value="0.00415">
                <text:p>0.00415</text:p>
              </table:table-cell>
              <table:table-cell office:value-type="float" office:value="0.004844">
                <text:p>0.004844</text:p>
              </table:table-cell>
              <table:table-cell office:value-type="float" office:value="0.004844">
                <text:p>0.004844</text:p>
              </table:table-cell>
            </table:table-row>
            <table:table-row>
              <table:table-cell office:value-type="string">
                <text:p>Double</text:p>
                <draw:g>
                  <svg:desc>Sheet1.A7:Sheet1.A7</svg:desc>
                </draw:g>
              </table:table-cell>
              <table:table-cell office:value-type="float" office:value="0.0012086">
                <text:p>0.0012086</text:p>
                <draw:g>
                  <svg:desc>Sheet1.B7:Sheet1.I7</svg:desc>
                </draw:g>
              </table:table-cell>
              <table:table-cell office:value-type="float" office:value="0.0018726">
                <text:p>0.0018726</text:p>
              </table:table-cell>
              <table:table-cell office:value-type="float" office:value="0.0024852">
                <text:p>0.0024852</text:p>
              </table:table-cell>
              <table:table-cell office:value-type="float" office:value="0.0029002">
                <text:p>0.0029002</text:p>
              </table:table-cell>
              <table:table-cell office:value-type="float" office:value="0.0035988">
                <text:p>0.0035988</text:p>
              </table:table-cell>
              <table:table-cell office:value-type="float" office:value="0.0041764">
                <text:p>0.0041764</text:p>
              </table:table-cell>
              <table:table-cell office:value-type="float" office:value="0.004949">
                <text:p>0.004949</text:p>
              </table:table-cell>
              <table:table-cell office:value-type="float" office:value="0.0055806">
                <text:p>0.0055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